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text:line-break/>Reflectieverslag:<text:s/><text:s/>Website voor Kristal Helderlicht<text:line-break/>Groep 3<text:line-break/>Sprint 3<text:line-break/><text:line-break/>1. Uitdagingen en leermomenten: Tijdens het bouwen van de website voor Kristal Helderlicht met Zen 5, hebben we ervaren hoe moeilijk het kan zijn om de juiste balans te vinden tussen functionaliteit en esthetiek. Het selecteren van de juiste kleurenpaletten, typografie en afbeeldingen om de gewenste sfeer over te brengen, was een uitdaging waar we veel tijd aan hebben besteed. Dit heeft ons geleerd om zorgvuldig na te denken over het visuele aspect en de doelstellingen van een website.</text:p>
      <text:p text:style-name="Standaard"/>
      <text:p text:style-name="Standaard">2. Responsief webdesign: Het optimaliseren van de website voor verschillende apparaten was een prioriteit tijdens sprint 3. We hebben ons gericht op responsief webdesign om ervoor te zorgen dat de website er goed uitziet en goed functioneert op verschillende schermgroottes met behulp van een wordpress plugin. Dit heeft ons waardevolle ervaring opgeleverd in het ontwerpen voor verschillende apparaten.</text:p>
      <text:p text:style-name="Standaard"/>
      <text:p text:style-name="Standaard">3. Samenwerking en communicatie: Een effectieve samenwerking binnen het team was essentieel voor het succes van sprint 3. We hebben regelmatige bijeenkomsten gehouden en gebruikgemaakt van samenwerkingstools om documentatie en Wordpress te delen. Dit heeft ons geholpen om goed op elkaar afgestemd te blijven en efficiënt te werken, terwijl we ook problemen en obstakels konden bespreken en oplossen.</text:p>
      <text:p text:style-name="Standaard"/>
      <text:p text:style-name="Standaard">4. Behaalde resultaten: We zijn trots op de website die we hebben ontwikkeld voor Kristal Helderlicht. Met een aantrekkelijk en functioneel ontwerp dat de visie en waarden van het bedrijf weergeeft, hebben we een basis gelegd voor hun online aanwezigheid. De website bevat essentiële functies, zoals Home Pagina, Wat er te vinden is / bedrijfsinformatie en Diensten, contactgegevens, waardoor bezoekers een positieve gebruikerservaring hebben.</text:p>
      <text:p text:style-name="Standaard"/>
      <text:p text:style-name="Standaard">5. Verbeterpunten: Hoewel we tevreden zijn met de behaalde resultaten, erkennen we dat er altijd ruimte is voor verbetering. Een aspect waar we ons in de toekomst verder kunnen ontwikkelen, is het optimaliseren van de laadtijd van de website. Hoewel we al enkele verbeteringen hebben aangebracht, zijn er nog mogelijkheden om de prestaties verder te optimaliseren en de laadtijd te verkorten om een nog betere gebruikerservaring te bie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lil</meta:initial-creator>
    <dc:creator>Halil</dc:creator>
    <meta:creation-date>2023-06-25T13:11:00Z</meta:creation-date>
    <dc:date>2023-06-25T13:16:00Z</dc:date>
    <meta:template xlink:href="Normal" xlink:type="simple"/>
    <meta:editing-cycles>1</meta:editing-cycles>
    <meta:editing-duration>PT300S</meta:editing-duration>
    <meta:document-statistic meta:page-count="1" meta:paragraph-count="4" meta:word-count="346" meta:character-count="2251" meta:row-count="15" meta:non-whitespace-character-count="1909"/>
  </office:meta>
</office:document-meta>
</file>